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0a2f" officeooo:paragraph-rsid="0017f783"/>
    </style:style>
    <style:style style:name="P2" style:family="paragraph" style:parent-style-name="Standard">
      <style:text-properties officeooo:rsid="00160a2f" officeooo:paragraph-rsid="0019c728"/>
    </style:style>
    <style:style style:name="P3" style:family="paragraph" style:parent-style-name="Standard">
      <style:text-properties officeooo:rsid="0017f783" officeooo:paragraph-rsid="002d9e7f"/>
    </style:style>
    <style:style style:name="P4" style:family="paragraph" style:parent-style-name="Standard">
      <style:text-properties officeooo:rsid="001cbf3d" officeooo:paragraph-rsid="001cbf3d"/>
    </style:style>
    <style:style style:name="P5" style:family="paragraph" style:parent-style-name="Standard">
      <style:text-properties officeooo:rsid="0025261c" officeooo:paragraph-rsid="0025261c"/>
    </style:style>
    <style:style style:name="P6" style:family="paragraph" style:parent-style-name="Standard">
      <style:text-properties officeooo:rsid="002c525e" officeooo:paragraph-rsid="002c525e"/>
    </style:style>
    <style:style style:name="P7" style:family="paragraph" style:parent-style-name="Standard">
      <style:text-properties officeooo:rsid="002d9e7f" officeooo:paragraph-rsid="002d9e7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7f783"/>
    </style:style>
    <style:style style:name="T4" style:family="text">
      <style:text-properties style:font-name="Liberation Serif" officeooo:rsid="0018fd2f"/>
    </style:style>
    <style:style style:name="T5" style:family="text">
      <style:text-properties style:font-name="Liberation Serif" officeooo:rsid="0019c728"/>
    </style:style>
    <style:style style:name="T6" style:family="text">
      <style:text-properties style:font-name="Liberation Serif" officeooo:rsid="0019eab5"/>
    </style:style>
    <style:style style:name="T7" style:family="text">
      <style:text-properties style:font-name="Liberation Serif" officeooo:rsid="001b3859"/>
    </style:style>
    <style:style style:name="T8" style:family="text">
      <style:text-properties style:font-name="Liberation Serif" officeooo:rsid="001e650b"/>
    </style:style>
    <style:style style:name="T9" style:family="text">
      <style:text-properties style:font-name="Liberation Serif" officeooo:rsid="001eb742"/>
    </style:style>
    <style:style style:name="T10" style:family="text">
      <style:text-properties style:font-name="Liberation Serif" officeooo:rsid="0022b4f0"/>
    </style:style>
    <style:style style:name="T11" style:family="text">
      <style:text-properties style:font-name="Liberation Serif" officeooo:rsid="0023fd17"/>
    </style:style>
    <style:style style:name="T12" style:family="text">
      <style:text-properties style:font-name="Liberation Serif" officeooo:rsid="0024c836"/>
    </style:style>
    <style:style style:name="T13" style:family="text">
      <style:text-properties style:font-name="Liberation Serif" officeooo:rsid="00269ada"/>
    </style:style>
    <style:style style:name="T14" style:family="text">
      <style:text-properties style:font-name="Liberation Serif" officeooo:rsid="00281744"/>
    </style:style>
    <style:style style:name="T15" style:family="text">
      <style:text-properties style:font-name="Liberation Serif" officeooo:rsid="002c2e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7">Peter Lesslie</text:p>
      <text:p text:style-name="P7">Project 2</text:p>
      <text:p text:style-name="P7"/>
      <text:p text:style-name="P3"><text:tab/>I have been playing tournament chess since kindergarten, and I have always wanted to make a chess engine so designing a chess board seemed like the perfect project. <text:s/>Designing each of the pieces is sophisticated enough to show off the use of interesting geometries, while the board will eventually be textured. <text:s/>The one aspect that a chess board does not really show well is different types of lighting since they do not matter for the board; I want, however, in the later projects to put a candle next to the chess board to show a positional light source.</text:p>
      <text:p text:style-name="P1"/>
      <text:p text:style-name="P1"><text:tab/>This scene is taken from R<text:span text:style-name="T1">é</text:span><text:span text:style-name="T2">ti's famous endgame study. <text:s/>It demonstrates an odd phenomenon in a chess endgame where the white king is able to stop the black pawn despite the black pawn being closer to the queening square than the white king. <text:s/>This is achieved by simultaneously threatening to queen the white pawn while also making progress towards stopping the black pawn. <text:s/>The correct moves in this position are: 1. Kg7 h4 2. Kf6 Kb6 3. Ke5 Kxc6 4. Kf4 when the white king can now capture the black pawn and secure the draw. <text:s/></text:span><text:span text:style-name="T3">To learn more about this study look at: </text:span><text:a xlink:type="simple" xlink:href="http://en.wikipedia.org/wiki/Reti_endgame_study"><text:span text:style-name="T3">http://en.wikipedia.org/wiki/Reti_endgame_study</text:span></text:a><text:span text:style-name="T3">.</text:span></text:p>
      <text:p text:style-name="P1"><text:span text:style-name="T3"/></text:p>
      <text:p text:style-name="P2"><text:span text:style-name="T3"><text:tab/></text:span><text:span text:style-name="T4">I generated the board by first creating a square class that takes a position for the lower left corner, a color type, a width, and a thickness. <text:s/>The board class then has the responsibility of creating an 8x8 checkered board with a 1 square border around it. <text:s/>When the render() method of the board class is called it iterates through the std::vector of Squares and calls each Square class' render() method.</text:span></text:p>
      <text:p text:style-name="P2"><text:span text:style-name="T4"/></text:p>
      <text:p text:style-name="P2"><text:span text:style-name="T5"><text:tab/>Each piece for now is just created with flat sides. <text:s/>I want to in the next project put a sphere on the top of the pawn. <text:s/>I have created a basic sphere class, which is in the directory, but the class only creates a unit sphere around the origin. <text:s/>To use this class I need to implement a matrix to move the sphere to the correct position and adjust the radius. <text:s/>To facilitate the drawing of the pieces the GeneralMV class has quad() and tri() member functions that take vertices and generate the triangles that OpenGL can actually draw. <text:s/>Using these functions, the drawing of the pieces was just a matter of breaking each piece down into rectangles and triangles then passing the vertices into the respective equations. <text:s/></text:span><text:span text:style-name="T6">I borrowed this idea from the programs in the Appendix of the </text:span><text:span text:style-name="T7">E. Angel </text:span><text:span text:style-name="T6">textbook.</text:span></text:p>
      <text:p text:style-name="P2"><text:span text:style-name="T4"/></text:p>
      <text:p text:style-name="P4"><text:span text:style-name="T4"><text:tab/></text:span><text:span text:style-name="T2">I have four concrete subclasses of the ModelView class: Square, Board, Pawn, and King. <text:s/>The Pawn and King classes are the two more sophisticated ModelView classes since they include multiple rectangles </text:span><text:span text:style-name="T8">and </text:span><text:span text:style-name="T9">each has</text:span><text:span text:style-name="T8"> several hundred vertices</text:span><text:span text:style-name="T2">. <text:s/></text:span><text:span text:style-name="T11">Both sides, black and white, each have one king and one pawn, making two instances of both classes. <text:s/></text:span><text:span text:style-name="T2">The Square and Board subclasses are simple, but </text:span><text:span text:style-name="T10">they </text:span><text:span text:style-name="T2">were need for the scene. <text:s/></text:span><text:span text:style-name="T12">The lighting model is simple, and the light source is coming from the viewer—the light position is (0,0,-1) –but this seemed the most appropriate for the scene, and changing it is simply a matter of changing the lightModel variable in the GeneralMV class.</text:span></text:p>
      <text:p text:style-name="P4"><text:span text:style-name="T12"/></text:p>
      <text:p text:style-name="P5"><text:span text:style-name="T12"><text:tab/></text:span><text:span text:style-name="T2">I had the most difficulty getting my matrices correct. <text:s/>I originally did not check the MatrixIF class' methods so I assumed that the arrays being generated would be row-major so I was passing GL_TRUE to glUniformMatrix() to transpose them. <text:s/>I did not realize my error until I was fairly far into the program because my first models were already in the range -1,1 and centered about the origin so the matrices were not doing anything anyways. <text:s/></text:span><text:span text:style-name="T13">I also wanted to specify my model's in model space and use a matrix to move the model to world coordinates, but the program structure was not really set up to do this. <text:s/></text:span><text:span text:style-name="T14">And, of course, my biggest problem was simply starting on the program too late since I have had to give up all of my weekends in the past few weeks to go to mock trial tournaments.</text:span></text:p>
      <text:p text:style-name="P5"><text:soft-page-break/><text:span text:style-name="T14"/></text:p>
      <text:p text:style-name="P5"><text:span text:style-name="T14"><text:tab/></text:span><text:span text:style-name="T15">The major unique feature in my project is that I implemented the ability for users to move the scene using the keyboard. <text:s/>I did this mostly to help myself look at the model from different viewpoints more easily. <text:s/>The other feature, that you suggested in the writeup, is a general modelview class that maintains the pointers to the matrices, kd, and lightModel variables in the GLSL shaders.</text:span></text:p>
      <text:p text:style-name="P5"><text:span text:style-name="T15"/></text:p>
      <text:p text:style-name="P6"><text:span text:style-name="T15">F</text:span><text:span text:style-name="T2">or the next project I want to make the squares look better from any angle, this will mean adding more points on each side and possibly moving some of the calculations to the fragment shader. <text:s/>I would like to move all the models to their own model space centered around the origin to facilitate model creation. <text:s/>I want the objects to be specified in .obj files so that I can load different chess sets, and, of course, I need to design the rest of the pieces. <text:s/>For the pawn model I want to put a sphere on the t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Lesslie</meta:initial-creator>
    <meta:creation-date>2013-10-31T20:27:14.062337736</meta:creation-date>
    <dc:date>2013-10-31T20:55:02.149732562</dc:date>
    <dc:creator>Peter Lesslie</dc:creator>
    <meta:editing-duration>PT23M29S</meta:editing-duration>
    <meta:editing-cycles>22</meta:editing-cycles>
    <meta:generator>LibreOffice/4.1.2.3$Linux_X86_64 LibreOffice_project/410$Build-3</meta:generator>
    <meta:document-statistic meta:table-count="0" meta:image-count="0" meta:object-count="0" meta:page-count="2" meta:paragraph-count="11" meta:word-count="844" meta:character-count="4776" meta:non-whitespace-character-count="3908"/>
  </office:meta>
</office:document-meta>
</file>